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objectwithoutfill">
      <style:graphic-properties draw:stroke="dash" draw:stroke-dash="Fine_20_Dashed"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8cm"/>
    </style:style>
    <style:style style:name="gr5" style:family="graphic" style:parent-style-name="standard">
      <style:graphic-properties draw:stroke="none" svg:stroke-color="#000000" draw:fill="none" draw:fill-color="#ffffff" fo:min-height="1.223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6.1cm" svg:y1="22.6cm" svg:x2="17.2cm" svg:y2="13.6cm">
          <text:p/>
        </draw:line>
        <draw:line draw:style-name="gr1" draw:text-style-name="P1" draw:layer="layout" svg:x1="6.1cm" svg:y1="22.5cm" svg:x2="6.1cm" svg:y2="16.8cm">
          <text:p/>
        </draw:line>
        <draw:line draw:style-name="gr1" draw:text-style-name="P1" draw:layer="layout" svg:x1="17.2cm" svg:y1="13.6cm" svg:x2="17.2cm" svg:y2="10.7cm">
          <text:p/>
        </draw:line>
        <draw:line draw:style-name="gr1" draw:text-style-name="P1" draw:layer="layout" svg:x1="6.1cm" svg:y1="16.8cm" svg:x2="17.2cm" svg:y2="10.7cm">
          <text:p/>
        </draw:line>
        <draw:line draw:style-name="gr1" draw:text-style-name="P1" draw:layer="layout" svg:x1="6.1cm" svg:y1="16.8cm" svg:x2="5.5cm" svg:y2="16.8cm">
          <text:p/>
        </draw:line>
        <draw:line draw:style-name="gr1" draw:text-style-name="P1" draw:layer="layout" svg:x1="5.5cm" svg:y1="22.5cm" svg:x2="5.5cm" svg:y2="16.8cm">
          <text:p/>
        </draw:line>
        <draw:line draw:style-name="gr1" draw:text-style-name="P1" draw:layer="layout" svg:x1="6.1cm" svg:y1="22.6cm" svg:x2="5.5cm" svg:y2="22.6cm">
          <text:p/>
        </draw:line>
        <draw:line draw:style-name="gr1" draw:text-style-name="P1" draw:layer="layout" svg:x1="5.5cm" svg:y1="16.8cm" svg:x2="16.6cm" svg:y2="10.7cm">
          <text:p/>
        </draw:line>
        <draw:line draw:style-name="gr1" draw:text-style-name="P1" draw:layer="layout" svg:x1="17.2cm" svg:y1="10.7cm" svg:x2="16.6cm" svg:y2="10.7cm">
          <text:p/>
        </draw:line>
        <draw:line draw:style-name="gr2" draw:text-style-name="P1" draw:layer="layout" svg:x1="16.6cm" svg:y1="13.6cm" svg:x2="16.6cm" svg:y2="10.7cm">
          <text:p/>
        </draw:line>
        <draw:line draw:style-name="gr2" draw:text-style-name="P1" draw:layer="layout" svg:x1="5.5cm" svg:y1="22.6cm" svg:x2="16.6cm" svg:y2="13.6cm">
          <text:p/>
        </draw:line>
        <draw:line draw:style-name="gr2" draw:text-style-name="P1" draw:layer="layout" svg:x1="17.1cm" svg:y1="13.6cm" svg:x2="16.5cm" svg:y2="13.6cm">
          <text:p/>
        </draw:line>
        <draw:line draw:style-name="gr3" draw:text-style-name="P1" draw:layer="layout" svg:x1="5.8cm" svg:y1="19.8cm" svg:x2="4.4cm" svg:y2="19.7cm">
          <text:p/>
        </draw:line>
        <draw:line draw:style-name="gr3" draw:text-style-name="P1" draw:layer="layout" svg:x1="5.8cm" svg:y1="19.8cm" svg:x2="5.8cm" svg:y2="18cm">
          <text:p/>
        </draw:line>
        <draw:line draw:style-name="gr3" draw:text-style-name="P1" draw:layer="layout" svg:x1="5.8cm" svg:y1="19.8cm" svg:x2="7.6cm" svg:y2="18.5cm">
          <text:p/>
        </draw:line>
        <draw:frame draw:style-name="gr4" draw:layer="layout" svg:width="1.3cm" svg:height="1.05cm" svg:x="7.5cm" svg:y="17.8cm">
          <draw:text-box>
            <text:p>x</text:p>
          </draw:text-box>
        </draw:frame>
        <draw:frame draw:style-name="gr4" draw:layer="layout" svg:width="1.3cm" svg:height="1.05cm" svg:x="3.8cm" svg:y="19.15cm">
          <draw:text-box>
            <text:p>y</text:p>
          </draw:text-box>
        </draw:frame>
        <draw:frame draw:style-name="gr4" draw:layer="layout" svg:width="1.3cm" svg:height="1.05cm" svg:x="5.4cm" svg:y="17.1cm">
          <draw:text-box>
            <text:p>z</text:p>
          </draw:text-box>
        </draw:frame>
        <draw:line draw:style-name="gr1" draw:text-style-name="P1" draw:layer="layout" svg:x1="12.7cm" svg:y1="13.5cm" svg:x2="12.1cm" svg:y2="13.5cm">
          <text:p/>
        </draw:line>
        <draw:line draw:style-name="gr1" draw:text-style-name="P1" draw:layer="layout" svg:x1="12.7cm" svg:y1="17.7cm" svg:x2="12.1cm" svg:y2="17.7cm">
          <text:p/>
        </draw:line>
        <draw:line draw:style-name="gr1" draw:text-style-name="P1" draw:layer="layout" svg:x1="17.9cm" svg:y1="13.6cm" svg:x2="17.3cm" svg:y2="13.6cm">
          <text:p/>
        </draw:line>
        <draw:line draw:style-name="gr1" draw:text-style-name="P1" draw:layer="layout" svg:x1="6.9cm" svg:y1="22.6cm" svg:x2="6.3cm" svg:y2="22.6cm">
          <text:p/>
        </draw:line>
        <draw:frame draw:style-name="gr4" draw:layer="layout" svg:width="1.9cm" svg:height="1.05cm" svg:x="6.9cm" svg:y="22.1cm">
          <draw:text-box>
            <text:p>X=0</text:p>
          </draw:text-box>
        </draw:frame>
        <draw:frame draw:style-name="gr4" draw:layer="layout" svg:width="2.5cm" svg:height="1.05cm" svg:x="17.9cm" svg:y="13.1cm">
          <draw:text-box>
            <text:p>X=4 m</text:p>
          </draw:text-box>
        </draw:frame>
        <draw:frame draw:style-name="gr4" draw:layer="layout" svg:width="3.3cm" svg:height="1.05cm" svg:x="12.6cm" svg:y="13cm">
          <draw:text-box>
            <text:p>Z=0.1 m</text:p>
          </draw:text-box>
        </draw:frame>
        <draw:frame draw:style-name="gr4" draw:layer="layout" svg:width="3.3cm" svg:height="1.05cm" svg:x="12.6cm" svg:y="17.2cm">
          <draw:text-box>
            <text:p>Z=-0.1 m</text:p>
          </draw:text-box>
        </draw:frame>
        <draw:line draw:style-name="gr1" draw:text-style-name="P1" draw:layer="layout" svg:x1="5.5cm" svg:y1="23.5cm" svg:x2="5.5cm" svg:y2="22.7cm">
          <text:p/>
        </draw:line>
        <draw:line draw:style-name="gr1" draw:text-style-name="P1" draw:layer="layout" svg:x1="6.1cm" svg:y1="23.5cm" svg:x2="6.1cm" svg:y2="22.7cm">
          <text:p/>
        </draw:line>
        <draw:frame draw:style-name="gr5" draw:layer="layout" svg:width="3.4cm" svg:height="1.473cm" draw:transform="rotate (1.59662719972441) translate (4.983cm 26.706cm)">
          <draw:text-box>
            <text:p>y=0.01 m</text:p>
          </draw:text-box>
        </draw:frame>
        <draw:frame draw:style-name="gr5" draw:layer="layout" svg:width="3.4cm" svg:height="1.473cm" draw:transform="rotate (1.59662719972441) translate (5.684cm 26.707cm)">
          <draw:text-box>
            <text:p>y=-0.01 m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24T01:47:01.552490492</meta:creation-date>
    <dc:date>2015-09-24T22:29:13.490374792</dc:date>
    <meta:editing-duration>PT28M23S</meta:editing-duration>
    <meta:editing-cycles>5</meta:editing-cycles>
    <meta:generator>LibreOffice/4.2.8.2$Linux_x86 LibreOffice_project/420m0$Build-2</meta:generator>
    <meta:document-statistic meta:object-count="30"/>
  </office:meta>
</office:document-meta>
</file>